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e032" officeooo:paragraph-rsid="0004e032"/>
    </style:style>
    <style:style style:name="P2" style:family="paragraph" style:parent-style-name="Standard">
      <style:text-properties officeooo:rsid="0005906d" officeooo:paragraph-rsid="0005906d"/>
    </style:style>
    <style:style style:name="P3" style:family="paragraph" style:parent-style-name="Standard">
      <style:text-properties officeooo:rsid="0005f5ab" officeooo:paragraph-rsid="0005f5ab"/>
    </style:style>
    <style:style style:name="P4" style:family="paragraph" style:parent-style-name="Standard">
      <style:text-properties officeooo:rsid="00076f29" officeooo:paragraph-rsid="00076f29"/>
    </style:style>
    <style:style style:name="P5" style:family="paragraph" style:parent-style-name="Standard">
      <style:text-properties officeooo:rsid="0007cb6b" officeooo:paragraph-rsid="0007cb6b"/>
    </style:style>
    <style:style style:name="T1" style:family="text">
      <style:text-properties officeooo:rsid="0005f5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6f29"/>
    </style:style>
    <style:style style:name="T4" style:family="text">
      <style:text-properties officeooo:rsid="0007cb6b"/>
    </style:style>
    <style:style style:name="T5" style:family="text">
      <style:text-properties officeooo:rsid="00088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я итерация цикла Дёрминга</text:p>
      <text:p text:style-name="P1"><text:span text:style-name="T2">План.</text:span> Создать необходимый минимум для работы приложения с базой данных заказов. Создать интерфейс клиента.</text:p>
      <text:p text:style-name="P1"><text:span text:style-name="T2">Разработка.</text:span> Реализована работа приложения с базой данных, вёрстка интерфейса клиента.</text:p>
      <text:p text:style-name="P1"><text:span text:style-name="T2">Тестирование.</text:span> Во время тестирования у предполагаемых клиентов проблем обнаружено не было.</text:p>
      <text:p text:style-name="P1"><text:span text:style-name="T2">Вывод.</text:span> На основании последнего тестирования было установлено, что разработка интерфейса пользователя движется в верном направлении. Также тестировщиками был выделен положительный опыт использования кнопок клавиатуры как быстрого и пользователь-дружелюбного способа взаимодействия с ботом.</text:p>
      <text:p text:style-name="P1"/>
      <text:p text:style-name="P2">2-я итерация цикла Дёминга</text:p>
      <text:p text:style-name="P2"><text:span text:style-name="T2">План.</text:span> Разграничить права доступа пользователей к бд, разработать пользовательский интерфейс для не-администраторов системы, <text:span text:style-name="T1">создать многоступенчатые сценарии взаимодействия пользователей с ботом</text:span>.</text:p>
      <text:p text:style-name="P2"><text:span text:style-name="T2">Разработка.</text:span> Разграничение прав доступа к бд в приложении, <text:span text:style-name="T1">обеспечение запоминания промежуточных этапов общения пользователя с ботом, вёрстка интерфейса пользователя.</text:span></text:p>
      <text:p text:style-name="P3"><text:span text:style-name="T2">Тестирование.</text:span> Тестирование проводилось на работниках. Было отмечено, что бот отвечает правильно не на все сообщения пользователя внутри сценария, <text:span text:style-name="T5">что приводит к сохранению неполной либо некорректной информации</text:span>. Выделен способ выбора пользователя через текстовый ввод как неудобный и не интуитивно понятны<text:span text:style-name="T5">й</text:span>.</text:p>
      <text:p text:style-name="P3"><text:span text:style-name="T2">Вывод.</text:span> На основании тестирования была установлена необходимость переработки пользовательского интерфейса, перепроверки сценариев и сообщений в них. На основании замечания к способу выбора пользователя было выдвинуто предложение в следующей итерации цикла сделать интерфейс выбора пользователя на основе <text:span text:style-name="T4">клавиатуры с</text:span> кнопк<text:span text:style-name="T4">ами</text:span>.</text:p>
      <text:p text:style-name="P3"/>
      <text:p text:style-name="P3">3-я итерация цикла Дёминга</text:p>
      <text:p text:style-name="P3"><text:span text:style-name="T2">План.</text:span> Изменить <text:span text:style-name="T4">способ</text:span> выбора пользователя <text:span text:style-name="T3">с ввода Telegram Username пользователя на </text:span><text:span text:style-name="T4">встроенную в сообщение клавиатуру</text:span>, <text:span text:style-name="T3">разработать пользовательский интерфейс для администраторов системы, обеспечить возможност</text:span><text:span text:style-name="T4">ь</text:span><text:span text:style-name="T3"> создания требований для клиентов и ответа на них для работников.</text:span></text:p>
      <text:p text:style-name="P4"><text:span text:style-name="T2">Разработка.</text:span> Создание <text:span text:style-name="T4">возможности формирования и изменения требований на уровне приложения и базы данных</text:span>, вёрстка пользовательского интерфейса для администраторов системы, вёрстка <text:span text:style-name="T4">интерфейса выбора пользователя.</text:span></text:p>
      <text:p text:style-name="P5"><text:span text:style-name="T2">Тестирование.</text:span> Тестирование проводилось на всех группах: клиенты, работники и администраторы. <text:span text:style-name="T5">Было выделено, что ввод даты не удобен. Других недочётов не было выявлено.</text:span></text:p>
      <text:p text:style-name="P5"><text:span text:style-name="T2">Вывод.</text:span> <text:span text:style-name="T5">На основании тестирования установлена необходимость изменения способа ввода даты на другую, более понятную и удобную пользователю. Так как в целом реализация необходимого функционала завершена, в дальнейшем планируется проведение рефакторинга кода и оптимизация некоторых процессов для повышения производительнос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02:35:44.766112236</meta:creation-date>
    <dc:date>2022-12-23T03:39:38.821150165</dc:date>
    <meta:editing-duration>PT7M22S</meta:editing-duration>
    <meta:editing-cycles>1</meta:editing-cycles>
    <meta:document-statistic meta:table-count="0" meta:image-count="0" meta:object-count="0" meta:page-count="1" meta:paragraph-count="15" meta:word-count="312" meta:character-count="2611" meta:non-whitespace-character-count="2314"/>
    <meta:generator>LibreOffice/7.3.7.2$Linux_X86_64 LibreOffice_project/30$Build-2</meta:generator>
  </office:meta>
</office:document-meta>
</file>